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842DAD09918954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0.893cm" fo:min-width="0.516cm"/>
    </style:style>
    <style:style style:name="gr2" style:family="graphic" style:parent-style-name="standard">
      <style:graphic-properties draw:fill-color="#ffffcc" draw:textarea-horizontal-align="left" draw:textarea-vertical-align="top" draw:auto-grow-height="false" fo:min-height="4.322cm" fo:min-width="9.66cm"/>
    </style:style>
    <style:style style:name="gr3" style:family="graphic" style:parent-style-name="standard">
      <style:graphic-properties draw:textarea-horizontal-align="left" draw:textarea-vertical-align="top" draw:auto-grow-height="false" fo:min-height="3.306cm" fo:min-width="9.152cm"/>
    </style:style>
    <style:style style:name="gr4" style:family="graphic" style:parent-style-name="standard">
      <style:graphic-properties draw:fill-color="#ffffcc" draw:textarea-horizontal-align="left" draw:textarea-vertical-align="top" draw:auto-grow-height="false" fo:min-height="4.576cm" fo:min-width="5.088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ffcccc" draw:textarea-horizontal-align="left" draw:textarea-vertical-align="top" draw:auto-grow-height="false" fo:min-height="1.02cm" fo:min-width="3.3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cc"/>
      <style:paragraph-properties fo:text-align="center"/>
    </style:style>
    <style:style style:name="P4" style:family="paragraph">
      <loext:graphic-properties draw:fill-color="#ffcccc"/>
      <style:paragraph-properties fo:text-align="center"/>
    </style:style>
    <style:style style:name="P5" style:family="paragraph"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style:paragraph-properties fo:text-align="end"/>
      <style:text-properties fo:font-size="8pt" style:font-size-asian="8pt" style:font-size-complex="8pt"/>
    </style:style>
    <style:style style:name="P8" style:family="paragraph">
      <loext:graphic-properties draw:fill="none" draw:fill-color="#ffffff"/>
      <style:paragraph-properties fo:text-align="end"/>
      <style:text-properties fo:font-size="8pt" style:font-size-asian="8pt" style:font-size-complex="8pt"/>
    </style:style>
    <style:style style:name="P9" style:family="paragraph">
      <style:paragraph-properties fo:text-align="start"/>
      <style:text-properties fo:font-size="8pt" style:font-size-asian="8pt" style:font-size-complex="8pt"/>
    </style:style>
    <style:style style:name="P10" style:family="paragraph">
      <loext:graphic-properties draw:fill="none" draw:fill-color="#ffffff"/>
      <style:paragraph-properties fo:text-align="start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016cm" svg:height="1.143cm" svg:x="0.254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0.16cm" svg:height="4.572cm" svg:x="0.254cm" svg:y="0.254cm">
          <text:p text:style-name="P2">WebSocket Cl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9.652cm" svg:height="3.556cm" svg:x="0.508cm" svg:y="1.016cm">
          <text:p text:style-name="P2">Naviga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4" draw:id="id4" draw:layer="layout" svg:width="5.588cm" svg:height="4.826cm" svg:x="0.254cm" svg:y="5.08cm">
          <text:p text:style-name="P2">Simula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5.08cm" svg:height="3.81cm" svg:x="0.508cm" svg:y="5.842cm">
          <draw:image xlink:href="Pictures/100000000000032000000258842DAD09918954B7.png" xlink:type="simple" xlink:show="embed" xlink:actuate="onLoad">
            <text:p/>
          </draw:image>
        </draw:frame>
        <draw:custom-shape draw:style-name="gr6" draw:text-style-name="P4" xml:id="id2" draw:id="id2" draw:layer="layout" svg:width="3.81cm" svg:height="1.27cm" svg:x="4.662cm" svg:y="1.278cm">
          <text:p text:style-name="P2">Behavior Planner</text:p>
          <draw:enhanced-geometry svg:viewBox="0 0 21600 21600" draw:type="rectangle" draw:enhanced-path="M 0 0 L 21600 0 21600 21600 0 21600 0 0 Z N"/>
        </draw:custom-shape>
        <draw:custom-shape draw:style-name="gr6" draw:text-style-name="P4" xml:id="id3" draw:id="id3" draw:layer="layout" svg:width="3.81cm" svg:height="1.27cm" svg:x="4.662cm" svg:y="3.078cm">
          <text:p text:style-name="P2">Path Planner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0.762cm" svg:y1="5.08cm" svg:x2="4.662cm" svg:y2="1.913cm" draw:start-shape="id1" draw:start-glue-point="0" draw:end-shape="id2" draw:end-glue-point="3" svg:d="M762 5080v-3167h3900" svg:viewBox="0 0 3901 3168">
          <text:p/>
        </draw:connector>
        <draw:connector draw:style-name="gr7" draw:text-style-name="P1" draw:layer="layout" svg:x1="0.762cm" svg:y1="5.08cm" svg:x2="4.662cm" svg:y2="3.713cm" draw:start-shape="id1" draw:start-glue-point="0" draw:end-shape="id3" svg:d="M762 5080v-1367h3900" svg:viewBox="0 0 3901 1368">
          <text:p/>
        </draw:connector>
        <draw:frame draw:style-name="gr8" draw:text-style-name="P6" draw:layer="layout" svg:width="2.686cm" svg:height="0.569cm" svg:x="1.715cm" svg:y="3.677cm">
          <draw:text-box>
            <text:p text:style-name="P5"><text:span text:style-name="T1">Current path plan</text:span></text:p>
          </draw:text-box>
        </draw:frame>
        <draw:frame draw:style-name="gr8" draw:text-style-name="P8" draw:layer="layout" svg:width="2.255cm" svg:height="0.887cm" svg:x="2.146cm" svg:y="1.826cm">
          <draw:text-box>
            <text:p text:style-name="P7"><text:span text:style-name="T1">Car state</text:span></text:p>
            <text:p text:style-name="P7"><text:span text:style-name="T1">Obstacle data</text:span></text:p>
          </draw:text-box>
        </draw:frame>
        <draw:connector draw:style-name="gr7" draw:text-style-name="P1" draw:layer="layout" draw:line-skew="0.178cm" svg:x1="8.472cm" svg:y1="1.913cm" svg:x2="8.472cm" svg:y2="3.713cm" draw:start-shape="id2" draw:start-glue-point="1" draw:end-shape="id3" draw:end-glue-point="1" svg:d="M8472 1913h691v1800h-691" svg:viewBox="0 0 692 1801">
          <text:p/>
        </draw:connector>
        <draw:frame draw:style-name="gr8" draw:text-style-name="P10" draw:layer="layout" svg:width="1.62cm" svg:height="0.569cm" svg:x="8.482cm" svg:y="1.427cm">
          <draw:text-box>
            <text:p text:style-name="P9"><text:span text:style-name="T1">Behavior</text:span></text:p>
          </draw:text-box>
        </draw:frame>
        <draw:connector draw:style-name="gr7" draw:text-style-name="P1" draw:layer="layout" svg:x1="6.567cm" svg:y1="4.348cm" svg:x2="5.842cm" svg:y2="7.493cm" draw:start-shape="id3" draw:start-glue-point="2" draw:end-shape="id4" draw:end-glue-point="1" svg:d="M6567 4348v3145h-725" svg:viewBox="0 0 726 3146">
          <text:p/>
        </draw:connector>
        <draw:frame draw:style-name="gr8" draw:text-style-name="P10" draw:layer="layout" svg:width="1.814cm" svg:height="0.569cm" svg:x="6.382cm" svg:y="5.828cm">
          <draw:text-box>
            <text:p text:style-name="P9"><text:span text:style-name="T1">Waypoi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668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1T17:07:54.956946095</meta:creation-date>
    <dc:date>2017-08-01T17:45:32.295599070</dc:date>
    <meta:editing-duration>PT5M19S</meta:editing-duration>
    <meta:editing-cycles>1</meta:editing-cycles>
    <meta:document-statistic meta:object-count="15"/>
    <meta:generator>LibreOffice/5.2.2.2$Linux_X86_64 LibreOffice_project/20m0$Build-2</meta:generator>
  </office:meta>
</office:document-meta>
</file>